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Courier New1"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/>
    </style:style>
    <style:style style:name="T1" style:family="text">
      <style:text-properties style:font-name="Arial2" fo:font-size="22pt" style:font-size-asian="22pt" style:font-size-complex="22pt"/>
    </style:style>
    <style:style style:name="T2" style:family="text">
      <style:text-properties style:font-name="Courier New1" fo:font-size="22pt" style:font-size-asian="22pt" style:font-size-complex="2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Arial2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Courier New1"/>
    </style:style>
    <style:style style:name="T6" style:family="text">
      <style:text-properties style:font-name="Arial2" fo:font-size="22pt" fo:font-weight="normal" style:font-size-asian="22pt" style:font-weight-asian="normal" style:font-size-complex="22pt" style:font-weight-complex="normal"/>
    </style:style>
    <style:style style:name="T7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font-name="Arial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style:font-name="Courier New1" fo:font-size="20pt" style:font-size-asian="20pt" style:font-size-complex="20pt"/>
    </style:style>
    <style:style style:name="T10" style:family="text">
      <style:text-properties style:font-name="Arial2" fo:font-size="20pt" style:font-size-asian="20pt" style:font-size-complex="20pt"/>
    </style:style>
    <style:style style:name="T11" style:family="text">
      <style:text-properties style:font-name="Arial2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style:font-name="Courier New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Arial2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ello, world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Traditionally, this is the first program anyone writes in a new language.</text:span></text:p>
                <text:p><text:span text:style-name="T2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”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tructure of a C program</text:p>
          </draw:text-box>
        </draw:frame>
        <draw:frame presentation:style-name="pr2" draw:text-style-name="P1" draw:layer="layout" svg:width="24.639cm" svg:height="16cm" svg:x="1.4cm" svg:y="3.8cm" presentation:class="outline" presentation:user-transformed="true">
          <draw:text-box>
            <text:list text:style-name="L2">
              <text:list-header>
                <text:p><text:span text:style-name="T1">The main() function – where execution begins</text:span></text:p>
              </text:list-header>
              <text:list-item>
                <text:p><text:span text:style-name="T1">Functions – C program is made up of functions</text:span></text:p>
              </text:list-item>
              <text:list-item>
                <text:p><text:span text:style-name="T1">Statements – which </text:span></text:p>
                <text:list>
                  <text:list-item>
                    <text:p><text:span text:style-name="T1">Declare variables</text:span></text:p>
                  </text:list-item>
                  <text:list-item>
                    <text:p><text:span text:style-name="T1">Calculate and assign new values to variables</text:span></text:p>
                  </text:list-item>
                  <text:list-item>
                    <text:p><text:span text:style-name="T1">Call functions</text:span></text:p>
                  </text:list-item>
                  <text:list-item>
                    <text:p><text:span text:style-name="T1">Control program flow</text:span></text:p>
                  </text:list-item>
                </text:list>
                <text:p><text:span text:style-name="T2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”)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">Compiler directives - #include and oth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alling functions</text:p>
          </draw:text-box>
        </draw:frame>
        <draw:frame presentation:style-name="pr2" draw:text-style-name="P1" draw:layer="layout" svg:width="24.639cm" svg:height="16cm" svg:x="1.4cm" svg:y="3.8cm" presentation:class="outline" presentation:user-transformed="true">
          <draw:text-box>
            <text:list text:style-name="L2">
              <text:list-header>
                <text:p><text:span text:style-name="T1">Definition comes first, then the use:-</text:span></text:p>
                <text:p><text:span text:style-name="T2"/></text:p>
                <text:p><text:span text:style-name="T2">#include &lt;stdio.h&gt;</text:span></text:p>
                <text:p><text:span text:style-name="T2"/></text:p>
                <text:p><text:span text:style-name="T2">firstFunction() {</text:span></text:p>
                <text:list>
                  <text:list-header>
                    <text:p><text:span text:style-name="T2">printf(“Hello “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2">secondFunction() {</text:span></text:p>
                <text:list>
                  <text:list-header>
                    <text:p><text:span text:style-name="T2">printf(“World!“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2">main() {</text:span></text:p>
                <text:list>
                  <text:list-header>
                    <text:p><text:span text:style-name="T2">firstFunction();</text:span></text:p>
                    <text:p><text:span text:style-name="T2">secondFunction(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1"/></text:p>
              </text:list-header>
            </text:list>
          </draw:text-box>
        </draw:frame>
        <draw:custom-shape draw:style-name="gr2" draw:text-style-name="P3" draw:layer="layout" svg:width="13.6cm" svg:height="2.4cm" svg:x="12.8cm" svg:y="5cm">
          <text:p text:style-name="P3">The <text:span text:style-name="T3">definition</text:span> of firstFunction</text:p>
          <draw:enhanced-geometry svg:viewBox="0 0 21600 21600" draw:text-areas="800 800 20800 20800" draw:type="round-rectangular-callout" draw:modifiers="-4767.53179913242 29498.70887130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12.2cm" svg:height="2.6cm" svg:x="14.2cm" svg:y="12.4cm">
          <text:p text:style-name="P3">FirstFunction is <text:span text:style-name="T3">called</text:span></text:p>
          <draw:enhanced-geometry svg:viewBox="0 0 21600 21600" draw:text-areas="800 800 20800 20800" draw:type="round-rectangular-callout" draw:modifiers="-9473.12515367593 38632.5259515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printf() function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Lives in the C Standard Library, along with many, many others. <text:s/>An easy way to output something.</text:span></text:p>
                <text:p><text:span text:style-name="T1">Special control characters in the formatting string :- </text:span></text:p>
                <text:list>
                  <text:list-item>
                    <text:p><text:span text:style-name="T1">\n – a newline</text:span></text:p>
                    <text:p><text:span text:style-name="T1">\t – a tab character</text:span></text:p>
                  </text:list-item>
                </text:list>
                <text:p><text:span text:style-name="T1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\n”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ariables and basic data types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1">A variable is a bit of named memory, in which to store some value.</text:span></text:p>
              </text:list-item>
              <text:list-item>
                <text:p><text:span text:style-name="T1">It can be changed – hence the name.</text:span></text:p>
              </text:list-item>
              <text:list-item>
                <text:p><text:span text:style-name="T1">C also has constants – of which more later on.</text:span></text:p>
              </text:list-item>
              <text:list-item>
                <text:p><text:span text:style-name="T1">C has several kinds of variables: </text:span></text:p>
                <text:list>
                  <text:list-item>
                    <text:p><text:span text:style-name="T1">numbers – integer (</text:span><text:span text:style-name="T2">int</text:span><text:span text:style-name="T1">) &amp; floating-point (</text:span><text:span text:style-name="T2">float</text:span><text:span text:style-name="T1"> &amp; </text:span><text:span text:style-name="T2">double</text:span><text:span text:style-name="T1">)</text:span></text:p>
                  </text:list-item>
                  <text:list-item>
                    <text:p><text:span text:style-name="T1">single characters (</text:span><text:span text:style-name="T2">char</text:span><text:span text:style-name="T1">)</text:span></text:p>
                  </text:list-item>
                </text:list>
                <text:p><text:span text:style-name="T1"/></text:p>
                <text:p><text:span text:style-name="T2">int anInteger;</text:span></text:p>
                <text:p><text:span text:style-name="T2">float aFloatingPointNumber;</text:span></text:p>
                <text:p><text:span text:style-name="T2">double aBiggerFloatingPointNumber;</text:span></text:p>
                <text:p><text:span text:style-name="T2">char aCharacter;</text:span></text:p>
                <text:p><text:span text:style-name="T2"/></text:p>
              </text:list-item>
              <text:list-item>
                <text:p><text:span text:style-name="T1">There are other kinds of variables, that we will come to later, e.g. </text:span><text:span text:style-name="T4">Arrays</text:span><text:span text:style-name="T1">.</text:span></text:p>
              </text:list-item>
              <text:list-item>
                <text:p><text:span text:style-name="T1">There are also ways to define more complex, compound types of your own - </text:span><text:span text:style-name="T4">structures</text:span></text:p>
              </text:list-item>
            </text:list>
          </draw:text-box>
        </draw:frame>
        <draw:custom-shape draw:style-name="gr2" draw:text-style-name="P3" draw:layer="layout" svg:width="8.2cm" svg:height="6.6cm" svg:x="19.2cm" svg:y="7.2cm">
          <text:p text:style-name="P3">A <text:span text:style-name="T5">double</text:span> can hold bigger</text:p>
          <text:p text:style-name="P3">values and has more</text:p>
          <text:p text:style-name="P3">digits of precision than a </text:p>
          <text:p text:style-name="P3"><text:span text:style-name="T5">float</text:span>.</text:p>
          <text:p text:style-name="P3"/>
          <text:p text:style-name="P3"><text:span text:style-name="T5">float</text:span> isn't used much</text:p>
          <draw:enhanced-geometry svg:viewBox="0 0 21600 21600" draw:text-areas="800 800 20800 20800" draw:type="round-rectangular-callout" draw:modifiers="-22382.2460675527 16537.8579003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claring Variables</text:p>
          </draw:text-box>
        </draw:frame>
        <draw:frame presentation:style-name="pr2" draw:text-style-name="P1" draw:layer="layout" svg:width="24.639cm" svg:height="15.4cm" svg:x="1.4cm" svg:y="4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2">int anInteger;</text:span></text:p>
                <text:p><text:span text:style-name="T2">int firstInt, secondInt, thirdInt;</text:span></text:p>
                <text:p><text:span text:style-name="T2"/></text:p>
              </text:list-header>
              <text:list-item>
                <text:p><text:span text:style-name="T1">Names of variables, and functions </text:span></text:p>
                <text:list>
                  <text:list-item>
                    <text:p><text:span text:style-name="T1">must start with a letter or underscore</text:span></text:p>
                  </text:list-item>
                  <text:list-item>
                    <text:p><text:span text:style-name="T1">Can contain any alpha-numeric characters and _</text:span></text:p>
                  </text:list-item>
                  <text:list-item>
                    <text:p><text:span text:style-name="T1">Maximum length depends on system</text:span></text:p>
                  </text:list-item>
                  <text:list-item>
                    <text:p><text:span text:style-name="T1">Can't be an already </text:span><text:span text:style-name="T4">reserved word</text:span></text:p>
                  </text:list-item>
                  <text:list-item>
                    <text:p><text:span text:style-name="T6">Are Case Sensitive: </text:span><text:span text:style-name="T7">Sum, SUM and sUm</text:span><text:span text:style-name="T6"> are all different</text:span></text:p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NSI C keywords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Standard ANSI C recognizes the following keywords:</text:span></text:p>
                <text:p><text:span text:style-name="T9">auto</text:span><text:span text:style-name="T9"><text:tab/></text:span><text:span text:style-name="T9">break</text:span><text:span text:style-name="T9"><text:tab/></text:span><text:span text:style-name="T9">case</text:span><text:span text:style-name="T9"><text:tab/></text:span><text:span text:style-name="T9">char</text:span><text:span text:style-name="T9"><text:tab/></text:span><text:span text:style-name="T9">const</text:span><text:span text:style-name="T9"><text:tab/></text:span><text:span text:style-name="T9">continue</text:span><text:span text:style-name="T9"><text:tab/></text:span><text:span text:style-name="T9">default</text:span><text:span text:style-name="T9"><text:tab/></text:span><text:span text:style-name="T9">do</text:span></text:p>
                <text:p><text:span text:style-name="T9">double</text:span><text:span text:style-name="T9"><text:tab/></text:span><text:span text:style-name="T9">else</text:span><text:span text:style-name="T9"><text:tab/></text:span><text:span text:style-name="T9">enum extern</text:span><text:span text:style-name="T9"><text:tab/></text:span><text:span text:style-name="T9">float</text:span><text:span text:style-name="T9"><text:tab/></text:span><text:span text:style-name="T9">for</text:span><text:span text:style-name="T9"><text:tab/></text:span><text:span text:style-name="T9">goto</text:span><text:span text:style-name="T9"><text:tab/></text:span><text:span text:style-name="T9">if</text:span><text:span text:style-name="T9"><text:tab/></text:span><text:span text:style-name="T9">int</text:span></text:p>
                <text:p><text:span text:style-name="T9">long</text:span><text:span text:style-name="T9"><text:tab/></text:span><text:span text:style-name="T9">register</text:span><text:span text:style-name="T9"><text:tab/></text:span><text:span text:style-name="T9">return</text:span><text:span text:style-name="T9"><text:tab/></text:span><text:span text:style-name="T9">short</text:span><text:span text:style-name="T9"><text:tab/></text:span><text:span text:style-name="T9">signed</text:span></text:p>
                <text:p><text:span text:style-name="T9">sizeof</text:span><text:span text:style-name="T9"><text:tab/></text:span><text:span text:style-name="T9">static</text:span><text:span text:style-name="T9"><text:tab/></text:span><text:span text:style-name="T9">struct</text:span><text:span text:style-name="T9"><text:tab/></text:span><text:span text:style-name="T9">switch</text:span><text:span text:style-name="T9"><text:tab/></text:span><text:span text:style-name="T9">typedef</text:span><text:span text:style-name="T9"><text:tab/></text:span><text:span text:style-name="T9">union</text:span></text:p>
                <text:p><text:span text:style-name="T9">unsigned</text:span><text:span text:style-name="T9"><text:tab/></text:span><text:span text:style-name="T9">void</text:span><text:span text:style-name="T9"><text:tab/></text:span><text:span text:style-name="T9">volatile</text:span><text:span text:style-name="T9"><text:tab/></text:span><text:span text:style-name="T9">while</text:span></text:p>
                <text:p><text:span text:style-name="T9"/></text:p>
              </text:list-item>
              <text:list-item>
                <text:p><text:span text:style-name="T10">C is <text:s/>not a very big language</text:span></text:p>
                <text:p><text:span text:style-name="T9"/></text:p>
              </text:list-item>
              <text:list-item>
                <text:p><text:span text:style-name="T1">You can't use these for variable na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aming variables and functions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6">Names of functions and variables should be </text:span><text:span text:style-name="T11">informative – </text:span><text:span text:style-name="T8">so anyone</text:span><text:span text:style-name="T11"> </text:span><text:span text:style-name="T8">can see what they're for at a glance</text:span></text:p>
              </text:list-item>
              <text:list-item>
                <text:p><text:span text:style-name="T8">Temporary variables and loop counters can be short, as they're only used in small sections of code. <text:s/></text:span><text:span text:style-name="T12">i, j, k</text:span><text:span text:style-name="T8"> are favourites for loops</text:span></text:p>
                <text:p><text:span text:style-name="T8"/></text:p>
              </text:list-item>
              <text:list-item>
                <text:p><text:span text:style-name="T8">So :</text:span></text:p>
              </text:list-item>
              <text:list-item>
                <text:p><text:span text:style-name="T12">int numberOfApples, errorCount, distanceToTarget;</text:span></text:p>
              </text:list-item>
              <text:list-item>
                <text:p><text:span text:style-name="T12">performSomeUsefulAction() { … }</text:span></text:p>
              </text:list-item>
              <text:list-item>
                <text:p><text:span text:style-name="T12">testForSomeCondition()</text:span></text:p>
                <text:p><text:span text:style-name="T8"/></text:p>
              </text:list-item>
              <text:list-item>
                <text:p><text:span text:style-name="T8">These are in Camel Case – notice the hump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claring &amp; Assigning Variables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/></text:p>
                <text:p><text:span text:style-name="T1">Do it separately:-</text:span></text:p>
                <text:p><text:span text:style-name="T1"/></text:p>
                <text:p><text:span text:style-name="T2">int anInteger;</text:span></text:p>
                <text:p><text:span text:style-name="T2">anInteger = 2;</text:span></text:p>
                <text:p><text:span text:style-name="T1"/></text:p>
                <text:p><text:span text:style-name="T1">Do or all-in-one go :-</text:span></text:p>
                <text:p><text:span text:style-name="T2">int anInteger = 3;</text:span></text:p>
                <text:p><text:span text:style-name="T2"/></text:p>
              </text:list-header>
            </text:list>
          </draw:text-box>
        </draw:frame>
        <draw:custom-shape draw:style-name="gr2" draw:text-style-name="P3" draw:layer="layout" svg:width="11.039cm" svg:height="2.857cm" svg:x="15cm" svg:y="4.343cm">
          <text:p text:style-name="P3">This is a <text:span text:style-name="T13">declaration</text:span></text:p>
          <text:p text:style-name="P3"><text:s/>of a variable</text:p>
          <draw:enhanced-geometry svg:viewBox="0 0 21600 21600" draw:text-areas="800 800 20800 20800" draw:type="round-rectangular-callout" draw:modifiers="-11439.7826086957 37796.22113365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8.8cm" svg:height="4cm" svg:x="15.8cm" svg:y="12.6cm">
          <text:p text:style-name="P3">This is an <text:span text:style-name="T13">assignment</text:span></text:p>
          <text:p text:style-name="P3">of a variable</text:p>
          <draw:enhanced-geometry svg:viewBox="0 0 21600 21600" draw:text-areas="800 800 20800 20800" draw:type="round-rectangular-callout" draw:modifiers="-16315.9640949892 -8972.5568607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mple Integer Maths</text:p>
          </draw:text-box>
        </draw:frame>
        <draw:frame presentation:style-name="pr2" draw:text-style-name="P1" draw:layer="layout" svg:width="24.639cm" svg:height="14.657cm" svg:x="2.161cm" svg:y="4.343cm" presentation:class="outline" presentation:user-transformed="true">
          <draw:text-box>
            <text:list text:style-name="L2">
              <text:list-header>
                <text:p><text:span text:style-name="T1">Plus, minus, times, divide:</text:span></text:p>
                <text:p><text:span text:style-name="T1"/></text:p>
                <text:p><text:span text:style-name="T2">int a, b, c, d;</text:span></text:p>
                <text:p><text:span text:style-name="T2"/></text:p>
                <text:p><text:span text:style-name="T2">a = 2;</text:span></text:p>
                <text:p><text:span text:style-name="T2">b = a * 2;</text:span></text:p>
                <text:p><text:span text:style-name="T2">c = b – 5;</text:span></text:p>
                <text:p><text:span text:style-name="T2">d = b / 3;</text:span></text:p>
                <text:p><text:span text:style-name="T2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inting Integers (and other types)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Using printf to give the results of a calculation:-</text:span></text:p>
                <text:p><text:span text:style-name="T2"/></text:p>
                <text:p><text:span text:style-name="T2">int a, b, c, d;</text:span></text:p>
                <text:p><text:span text:style-name="T2">a = 2;</text:span></text:p>
                <text:p><text:span text:style-name="T2">b = a * 2;</text:span></text:p>
                <text:p><text:span text:style-name="T2">c = b – 4;</text:span></text:p>
                <text:p><text:span text:style-name="T2">d = b / 3;</text:span></text:p>
                <text:p><text:span text:style-name="T2"/></text:p>
                <text:p><text:span text:style-name="T2">printf(“a = %d\n”, a);</text:span></text:p>
                <text:p><text:span text:style-name="T2">printf(“b = %d\n”, b);</text:span></text:p>
                <text:p><text:span text:style-name="T2">printf(“c = %d\n”, c);</text:span></text:p>
                <text:p><text:span text:style-name="T2">printf(“d = %d\n”, d);</text:span></text:p>
                <text:p><text:span text:style-name="T1"/></text:p>
                <text:p><text:span text:style-name="T2"/></text:p>
                <text:p><text:span text:style-name="T2"/></text:p>
              </text:list-header>
            </text:list>
          </draw:text-box>
        </draw:frame>
        <draw:custom-shape draw:style-name="gr2" draw:text-style-name="P5" draw:layer="layout" svg:width="11cm" svg:height="7.2cm" svg:x="15.752cm" svg:y="4.953cm">
          <text:p text:style-name="P4"><text:span text:style-name="T14">The %d in the </text:span><text:span text:style-name="T15">format string </text:span><text:span text:style-name="T16">gets</text:span></text:p>
          <text:p text:style-name="P4"><text:span text:style-name="T16"><text:s/></text:span><text:span text:style-name="T16">replaced by the actual value of the</text:span></text:p>
          <text:p text:style-name="P4"><text:span text:style-name="T16">variable given as an </text:span><text:span text:style-name="T15">argument.</text:span></text:p>
          <text:p text:style-name="P3"><text:span text:style-name="T16"/></text:p>
          <text:p text:style-name="P3"><text:span text:style-name="T16">It means “decimal number”</text:span></text:p>
          <draw:enhanced-geometry svg:viewBox="0 0 21600 21600" draw:text-areas="800 800 20800 20800" draw:type="round-rectangular-callout" draw:modifiers="-14741.6416689392 22397.889182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mple Integer Maths - answers</text:p>
          </draw:text-box>
        </draw:frame>
        <draw:frame presentation:style-name="pr2" draw:text-style-name="P1" draw:layer="layout" svg:width="24.639cm" svg:height="12.178cm" svg:x="2.361cm" svg:y="4.914cm" presentation:class="outline" presentation:user-transformed="true">
          <draw:text-box>
            <text:list text:style-name="L2">
              <text:list-header>
                <text:p><text:span text:style-name="T2">int a, b, c, d;</text:span></text:p>
                <text:p><text:span text:style-name="T2">a = 2;</text:span></text:p>
                <text:p><text:span text:style-name="T2">b = a * 2;</text:span></text:p>
                <text:p><text:span text:style-name="T2">c = b – 4;</text:span></text:p>
                <text:p><text:span text:style-name="T2">d = b / 3;</text:span></text:p>
                <text:p><text:span text:style-name="T2"/></text:p>
                <text:p><text:span text:style-name="T1"/></text:p>
              </text:list-header>
              <text:list-item>
                <text:p><text:span text:style-name="T1">a = 2</text:span></text:p>
              </text:list-item>
              <text:list-item>
                <text:p><text:span text:style-name="T1">b = 4</text:span></text:p>
              </text:list-item>
              <text:list-item>
                <text:p><text:span text:style-name="T1">c = -1</text:span></text:p>
              </text:list-item>
              <text:list-item>
                <text:p><text:span text:style-name="T1">d = 1</text:span></text:p>
                <text:p><text:span text:style-name="T2"/></text:p>
              </text:list-item>
            </text:list>
          </draw:text-box>
        </draw:frame>
        <draw:custom-shape draw:style-name="gr2" draw:text-style-name="P3" draw:layer="layout" svg:width="13.6cm" svg:height="6cm" svg:x="13cm" svg:y="6.2cm">
          <text:p text:style-name="P3">4/3 = 1.3333</text:p>
          <text:p text:style-name="P3">Integer maths <text:span text:style-name="T17">rounds</text:span></text:p>
          <text:p text:style-name="P3"><text:s/>this down to 1</text:p>
          <draw:enhanced-geometry svg:viewBox="0 0 21600 21600" draw:text-areas="800 800 20800 20800" draw:type="round-rectangular-callout" draw:modifiers="-12052.2314535696 35396.50058323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inting doubles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For doubles, we use “lf” (for long float) in the format string:-</text:span></text:p>
                <text:p><text:span text:style-name="T1"/></text:p>
                <text:p><text:span text:style-name="T2">double a, b, c, d;</text:span></text:p>
                <text:p><text:span text:style-name="T2">a = 2.0;</text:span></text:p>
                <text:p><text:span text:style-name="T2">b = a * 2.1;</text:span></text:p>
                <text:p><text:span text:style-name="T2">c = b – 4.6;</text:span></text:p>
                <text:p><text:span text:style-name="T2">d = b / 3;</text:span></text:p>
                <text:p><text:span text:style-name="T2"/></text:p>
                <text:p><text:span text:style-name="T2">printf(“a = %lf\n”, a);</text:span></text:p>
                <text:p><text:span text:style-name="T2">printf(“b = %lf\n”, b);</text:span></text:p>
                <text:p><text:span text:style-name="T2">printf(“c = %lf\n”, c);</text:span></text:p>
                <text:p><text:span text:style-name="T2">printf(“d = %lf\n”, d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inting doubles - answers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2">double a, b, c, d;</text:span></text:p>
                <text:p><text:span text:style-name="T2">a = 2.0;</text:span></text:p>
                <text:p><text:span text:style-name="T2">b = a * 2.1;</text:span></text:p>
                <text:p><text:span text:style-name="T2">c = b – 4.6;</text:span></text:p>
                <text:p><text:span text:style-name="T2">d = b / 3;</text:span></text:p>
                <text:p><text:span text:style-name="T2"/></text:p>
                <text:p><text:span text:style-name="T2">printf(“a = %lf\n”, a);</text:span></text:p>
                <text:p><text:span text:style-name="T2">printf(“b = %lf\n”, b);</text:span></text:p>
                <text:p><text:span text:style-name="T2">printf(“c = %lf\n”, c);</text:span></text:p>
                <text:p><text:span text:style-name="T2">printf(“d = %lf\n”, d);</text:span></text:p>
              </text:list-header>
              <text:list-item>
                <text:p><text:span text:style-name="T2"/></text:p>
              </text:list-item>
              <text:list-item>
                <text:p><text:span text:style-name="T2">a = 2.000000</text:span></text:p>
              </text:list-item>
              <text:list-item>
                <text:p><text:span text:style-name="T2">b = 4.200000</text:span></text:p>
              </text:list-item>
              <text:list-item>
                <text:p><text:span text:style-name="T2">c = -0.400000</text:span></text:p>
              </text:list-item>
              <text:list-item>
                <text:p><text:span text:style-name="T2">d = 1.400000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ctions – passing &amp; returning data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1">To be useful, we need to pass data into a function, and get results back from it. <text:s/>These are a functions </text:span><text:span text:style-name="T4">arguments</text:span><text:span text:style-name="T6"> and </text:span><text:span text:style-name="T4">return type</text:span><text:span text:style-name="T6">. <text:s/>Together they determine its </text:span><text:span text:style-name="T4">signature</text:span><text:span text:style-name="T6">.</text:span></text:p>
                <text:p><text:span text:style-name="T6">Example – an addition function for integers.</text:span></text:p>
                <text:p><text:span text:style-name="T2"/></text:p>
                <text:p><text:span text:style-name="T2">int addTwoNumbers(int firstInt, int secondInt) {</text:span></text:p>
                <text:list>
                  <text:list-header>
                    <text:p><text:span text:style-name="T2">int answer;</text:span></text:p>
                    <text:p><text:span text:style-name="T2">answer = firstInt + secondInt;</text:span></text:p>
                    <text:p><text:span text:style-name="T2">return answer;</text:span></text:p>
                    <text:p><text:span text:style-name="T2">}</text:span></text:p>
                  </text:list-header>
                </text:list>
                <text:p><text:span text:style-name="T1">this can be shortened to :-</text:span><text:span text:style-name="T2"> </text:span></text:p>
                <text:p><text:span text:style-name="T2"/></text:p>
                <text:p><text:span text:style-name="T2">int addTwoNumbers(int firstInt, int secondInt) {</text:span></text:p>
                <text:list>
                  <text:list-header>
                    <text:p><text:span text:style-name="T2">return firstInt + secondInt;</text:span></text:p>
                    <text:p><text:span text:style-name="T2">}</text:span></text:p>
                  </text:list-header>
                </text:list>
              </text:list-header>
              <text:list-item>
                <text:p><text:span text:style-name="T1">C Allows a very terse style of programming with many shortcuts, however it can make code hard to follow.</text:span></text:p>
              </text:list-item>
              <text:list-item>
                <text:p><text:span text:style-name="T1">Knuth's advice – don't optimize early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custom-shape draw:style-name="gr2" draw:text-style-name="P3" draw:layer="layout" svg:width="7.4cm" svg:height="5.2cm" svg:x="19.8cm" svg:y="8.8cm">
          <text:p text:style-name="P3">Here, <text:span text:style-name="T5">answer</text:span> is</text:p>
          <text:p text:style-name="P3">being used as a </text:p>
          <text:p text:style-name="P3"><text:span text:style-name="T13">temporary</text:span></text:p>
          <text:p text:style-name="P3"><text:span text:style-name="T13">variable</text:span></text:p>
          <draw:enhanced-geometry svg:viewBox="0 0 21600 21600" draw:text-areas="800 800 20800 20800" draw:type="round-rectangular-callout" draw:modifiers="-35261.6132955006 3272.601422803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mporary variables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If a calculation was long or complex, we might want to break it down into stages:</text:span></text:p>
                <text:list>
                  <text:list-item>
                    <text:p><text:span text:style-name="T6">In order to make a function more readable</text:span></text:p>
                  </text:list-item>
                  <text:list-item>
                    <text:p><text:span text:style-name="T6">Or to check whether errors had occurred at each stage</text:span></text:p>
                  </text:list-item>
                </text:list>
                <text:p><text:span text:style-name="T2"/></text:p>
                <text:p><text:span text:style-name="T2">int someComplexFunction(int firstArg, int secondArg) {</text:span></text:p>
                <text:list>
                  <text:list-header>
                    <text:p><text:span text:style-name="T2">int tempAnswer;</text:span></text:p>
                    <text:p><text:span text:style-name="T2">tempAnswer = longAndComplexPart(firstInt);</text:span></text:p>
                    <text:p><text:span text:style-name="T2">tempAnswer = anotherLongAndComplexPart(tempAnswer, secondInt);</text:span></text:p>
                    <text:p><text:span text:style-name="T2">tempAnswer = finalLongAndComplexPart(tempAnswer, secondInt);</text:span></text:p>
                    <text:p><text:span text:style-name="T2">return tempAnswer;</text:span></text:p>
                    <text:p><text:span text:style-name="T2">}</text:span></text:p>
                  </text:list-header>
                </text:list>
              </text:list-item>
              <text:list-item>
                <text:p><text:span text:style-name="T1">Note that we are re-using </text:span><text:span text:style-name="T2">tempAnswer</text:span><text:span text:style-name="T1"> several times. <text:s/>We could have used several temp variables to keep the intermediate results.</text:span></text:p>
              </text:list-item>
              <text:list-item>
                <text:p><text:span text:style-name="T1">We will come to testing for errors in a while.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ctions – signatures &amp; overloading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6">In the function below, its signature is determined by its name, its return type, and the types and number of its arguments:</text:span></text:p>
                <text:p><text:span text:style-name="T2"/></text:p>
                <text:p><text:span text:style-name="T2">int addTwoNumbers(int firstNum, int secondNum) {</text:span></text:p>
                <text:list>
                  <text:list-header>
                    <text:p><text:span text:style-name="T2">int answer;</text:span></text:p>
                    <text:p><text:span text:style-name="T2">answer = firstNum + secondNum;</text:span></text:p>
                    <text:p><text:span text:style-name="T2">return answer;</text:span></text:p>
                    <text:p><text:span text:style-name="T2">}</text:span></text:p>
                  </text:list-header>
                </text:list>
                <text:p><text:span text:style-name="T1">We can have another function, with the </text:span><text:span text:style-name="T18">same name</text:span><text:span text:style-name="T1">, that has a </text:span><text:span text:style-name="T4">different signature</text:span><text:span text:style-name="T1"> :-</text:span><text:span text:style-name="T2"> </text:span></text:p>
                <text:p><text:span text:style-name="T2"/></text:p>
                <text:p><text:span text:style-name="T2">double addTwoNumbers(double firstNum, double secondNum) {</text:span></text:p>
                <text:list>
                  <text:list-header>
                    <text:p><text:span text:style-name="T2">return firstNum + secondNum;</text:span></text:p>
                    <text:p><text:span text:style-name="T2">}</text:span></text:p>
                  </text:list-header>
                </text:list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ctions - overloading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6">Overloading is useful, as you can have a raft of functions, all with the same name (in this case “add”), which all do the same thing but to different data types.</text:span></text:p>
              </text:list-item>
              <text:list-item>
                <text:p><text:span text:style-name="T6">The compiler selects the function that is needed, based on the types of the arguments</text:span></text:p>
              </text:list-item>
              <text:list-item>
                <text:p><text:span text:style-name="T6">So if we said :</text:span></text:p>
              </text:list-item>
            </text:list>
            <text:p><text:span text:style-name="T7">double a = 2.2;</text:span></text:p>
            <text:p><text:span text:style-name="T7">double b = -1.3;</text:span></text:p>
            <text:p><text:span text:style-name="T7">double answer =addTwoNumbers(a, b);</text:span></text:p>
            <text:list text:continue-numbering="true" text:style-name="L2">
              <text:list-item>
                <text:p><text:span text:style-name="T6">The compiler will use the correct function, based of the fact that both arguments are doubles.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ctions – passing &amp; returning data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Functions can take any number of arguments, even a variable number (using a special mechanism).</text:span></text:p>
              </text:list-item>
              <text:list-item>
                <text:p><text:span text:style-name="T1">Functions usually return just a single piece of data.</text:span></text:p>
              </text:list-item>
              <text:list-item>
                <text:p><text:span text:style-name="T1">Return values are often used to indicate whether something was successful or not.</text:span></text:p>
              </text:list-item>
              <text:list-item>
                <text:p><text:span text:style-name="T1">If you want to return several kinds of information from a function, there are a couple of ways to do it:-</text:span></text:p>
                <text:list>
                  <text:list-item>
                    <text:p><text:span text:style-name="T1">Create a special compound data type, and make your function return it.</text:span></text:p>
                  </text:list-item>
                  <text:list-item>
                    <text:p><text:span text:style-name="T1">Allow the function to modify its arguments.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omework 1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rite a program with two functions:-</text:span></text:p>
              </text:list-item>
              <text:list-item>
                <text:p><text:span text:style-name="T1">First one – to convert a Celcius temperature to a Fahreheit one.</text:span></text:p>
              </text:list-item>
              <text:list-item>
                <text:p><text:span text:style-name="T1">Second one – to convert Fahrenheit to Celcius</text:span></text:p>
              </text:list-item>
              <text:list-item>
                <text:p><text:span text:style-name="T1">In the main() method, demonstrate that both work correctly:</text:span></text:p>
                <text:list>
                  <text:list-item>
                    <text:p><text:span text:style-name="T1">choose a `C temperature (any one)</text:span></text:p>
                  </text:list-item>
                  <text:list-item>
                    <text:p><text:span text:style-name="T1"><text:s/></text:span><text:span text:style-name="T1">by printing that `C temp and its equivalent `F temp</text:span></text:p>
                    <text:p><text:span text:style-name="T1"/></text:p>
                  </text:list-item>
                  <text:list-item>
                    <text:p><text:span text:style-name="T1">choose a `F temperature (any one)</text:span></text:p>
                  </text:list-item>
                  <text:list-item>
                    <text:p><text:span text:style-name="T1">And printing that `F temp and its equivalent `C temp</text:span></text:p>
                    <text:p><text:span text:style-name="T1"/></text:p>
                  </text:list-item>
                </text:list>
              </text:list-item>
              <text:list-item>
                <text:p><text:span text:style-name="T1">Consider: names, signature, type of maths to us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5-12-13T09:09:00</meta:creation-date>
    <dc:date>2015-12-15T19:56:24.640951409</dc:date>
    <dc:creator>Mark Woodrow</dc:creator>
    <meta:editing-duration>PT9H48M28S</meta:editing-duration>
    <meta:editing-cycles>11</meta:editing-cycles>
    <meta:generator>LibreOffice/4.2.8.2$Linux_x86 LibreOffice_project/420m0$Build-2</meta:generator>
    <meta:document-statistic meta:object-count="109"/>
  </office:meta>
</office:document-meta>
</file>